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line-height="200%" fo:text-align="justify" style:justify-single-word="false"/>
      <style:text-properties style:font-name="Arial" style:text-underline-style="none" fo:font-weight="normal" officeooo:rsid="00677d7c" officeooo:paragraph-rsid="001d3762" style:font-weight-asian="normal" style:font-weight-complex="normal"/>
    </style:style>
    <style:style style:name="P2" style:family="paragraph" style:parent-style-name="Preformatted_20_Text">
      <style:paragraph-properties fo:margin-top="0cm" fo:margin-bottom="0cm" style:contextual-spacing="false" fo:line-height="130%" fo:text-align="start" style:justify-single-word="false" fo:orphans="2" fo:widows="2" fo:padding="0cm" fo:border="none"/>
      <style:text-properties officeooo:paragraph-rsid="001d376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1d3762"/>
    </style:style>
    <style:style style:name="P4" style:family="paragraph" style:parent-style-name="Preformatted_20_Text">
      <style:paragraph-properties fo:line-height="200%" fo:text-align="justify" style:justify-single-word="false"/>
      <style:text-properties fo:font-variant="normal" fo:text-transform="none" fo:color="#273239" loext:opacity="100%" style:font-name="Arial" fo:font-size="14pt" fo:letter-spacing="normal" officeooo:paragraph-rsid="001d3762" style:font-size-asian="14pt" style:font-size-complex="14pt"/>
    </style:style>
    <style:style style:name="P5" style:family="paragraph" style:parent-style-name="Preformatted_20_Text">
      <style:paragraph-properties fo:line-height="200%" fo:text-align="justify" style:justify-single-word="false"/>
      <style:text-properties fo:font-variant="normal" fo:text-transform="none" fo:color="#273239" loext:opacity="100%" style:font-name="Arial" fo:font-size="14pt" fo:letter-spacing="normal" officeooo:paragraph-rsid="00258a22" style:font-size-asian="14pt" style:font-size-complex="14pt"/>
    </style:style>
    <style:style style:name="P6" style:family="paragraph" style:parent-style-name="Preformatted_20_Text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Arial" fo:font-size="14pt" fo:letter-spacing="normal" style:font-size-asian="14pt" style:font-size-complex="14pt"/>
    </style:style>
    <style:style style:name="P7" style:family="paragraph" style:parent-style-name="Preformatted_20_Text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Arial" fo:font-size="14pt" fo:letter-spacing="normal" officeooo:paragraph-rsid="00277e02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Arial" fo:font-size="14pt" fo:letter-spacing="normal" officeooo:rsid="00277e02" officeooo:paragraph-rsid="00277e02" style:font-size-asian="14pt" style:font-size-complex="14pt"/>
    </style:style>
    <style:style style:name="P9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4pt" style:text-underline-style="none" fo:font-weight="normal" officeooo:rsid="00150751" officeooo:paragraph-rsid="001d376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4pt" style:text-underline-style="none" fo:font-weight="normal" officeooo:rsid="006a977b" officeooo:paragraph-rsid="001d376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4pt" style:text-underline-style="none" fo:font-weight="normal" officeooo:rsid="006c6e5d" officeooo:paragraph-rsid="001d376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4pt" style:text-underline-style="none" fo:font-weight="bold" officeooo:rsid="006a977b" officeooo:paragraph-rsid="001d376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4pt" style:text-underline-style="none" fo:font-weight="bold" officeooo:rsid="0027a1d1" officeooo:paragraph-rsid="0027a1d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solid" style:text-underline-width="auto" style:text-underline-color="font-color" fo:font-weight="bold" officeooo:rsid="00150751" officeooo:paragraph-rsid="001d376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50751" officeooo:paragraph-rsid="001d376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e0101" officeooo:paragraph-rsid="001d376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87211" officeooo:paragraph-rsid="001d376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971e6" officeooo:paragraph-rsid="001d376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b2873" officeooo:paragraph-rsid="001d376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1d1c11" officeooo:paragraph-rsid="001d376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bold" officeooo:rsid="00677d7c" officeooo:paragraph-rsid="001d3762" fo:background-color="#ffff0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5903d" officeooo:paragraph-rsid="001d376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e0101" officeooo:paragraph-rsid="001d376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77d7c" officeooo:paragraph-rsid="001d376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8f0ce" officeooo:paragraph-rsid="001d376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8f0ce" officeooo:paragraph-rsid="002323e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718300" officeooo:paragraph-rsid="001d376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c6e5d" officeooo:paragraph-rsid="001d376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50751" officeooo:paragraph-rsid="001d3762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Arial" fo:font-size="14pt" style:text-underline-style="none" fo:font-weight="normal" officeooo:rsid="00150751" officeooo:paragraph-rsid="001d376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c8171" officeooo:paragraph-rsid="001d376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6e2353" officeooo:paragraph-rsid="001d376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da5db" officeooo:paragraph-rsid="001e362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da5db" officeooo:paragraph-rsid="001da5d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87211" officeooo:paragraph-rsid="001d376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971e6" officeooo:paragraph-rsid="001d376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200%" fo:text-align="justify" style:justify-single-word="false"/>
      <style:text-properties style:font-name="Arial" fo:font-size="14pt" style:text-underline-style="none" fo:font-weight="normal" officeooo:rsid="001b2873" officeooo:paragraph-rsid="001d376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200%" fo:text-align="justify" style:justify-single-word="false"/>
      <style:text-properties fo:font-variant="normal" fo:text-transform="none" fo:color="#000000" loext:opacity="100%" style:font-name="Arial" fo:font-size="14pt" fo:letter-spacing="normal" fo:font-style="normal" style:text-underline-style="none" fo:font-weight="normal" officeooo:rsid="00150751" officeooo:paragraph-rsid="001d3762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Arial" fo:font-size="14pt" fo:letter-spacing="normal" fo:font-weight="bold" officeooo:rsid="00258a22" officeooo:paragraph-rsid="00277e02" style:font-size-asian="14pt" style:font-weight-asian="bold" style:font-size-complex="14pt" style:font-weight-complex="bold"/>
    </style:style>
    <style:style style:name="P40" style:family="paragraph" style:parent-style-name="Text_20_body">
      <style:text-properties style:font-name="Arial" fo:font-size="14pt" fo:font-weight="bold" officeooo:rsid="00258a22" officeooo:paragraph-rsid="00277e02" style:font-size-asian="14pt" style:font-weight-asian="bold" style:font-size-complex="14pt" style:font-weight-complex="bold"/>
    </style:style>
    <style:style style:name="P41" style:family="paragraph" style:parent-style-name="Text_20_body">
      <style:text-properties style:font-name="Arial" fo:font-size="14pt" officeooo:paragraph-rsid="00258a22" style:font-size-asian="14pt" style:font-size-complex="14pt"/>
    </style:style>
    <style:style style:name="P42" style:family="paragraph" style:parent-style-name="Text_20_body">
      <style:text-properties style:font-name="Arial" fo:font-size="14pt" style:text-underline-style="none" fo:font-weight="normal" officeooo:rsid="001b197d" style:font-size-asian="14pt" style:font-weight-asian="normal" style:font-size-complex="14pt" style:font-weight-complex="normal"/>
    </style:style>
    <style:style style:name="T1" style:family="text">
      <style:text-properties officeooo:rsid="00250656"/>
    </style:style>
    <style:style style:name="T2" style:family="text">
      <style:text-properties officeooo:rsid="002622d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251814"/>
    </style:style>
    <style:style style:name="T6" style:family="text">
      <style:text-properties fo:font-variant="normal" fo:text-transform="none" fo:color="#000000" loext:opacity="100%" fo:letter-spacing="normal" fo:font-style="normal"/>
    </style:style>
    <style:style style:name="T7" style:family="text">
      <style:text-properties fo:font-variant="normal" fo:text-transform="none" fo:color="#000000" loext:opacity="100%" fo:letter-spacing="normal" fo:font-style="normal" officeooo:rsid="006eb1b5"/>
    </style:style>
    <style:style style:name="T8" style:family="text">
      <style:text-properties fo:font-variant="normal" fo:text-transform="none" fo:color="#000000" loext:opacity="100%" fo:letter-spacing="normal" fo:font-style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loext:opacity="100%" fo:letter-spacing="normal" fo:font-style="normal" officeooo:rsid="001e362e" fo:background-color="#ffffff" loext:char-shading-value="0" loext:padding="0cm" loext:border="none"/>
    </style:style>
    <style:style style:name="T10" style:family="text">
      <style:text-properties fo:font-variant="normal" fo:text-transform="none" fo:color="#5f6364" loext:opacity="100%" fo:letter-spacing="normal" fo:font-style="normal"/>
    </style:style>
    <style:style style:name="T11" style:family="text">
      <style:text-properties fo:font-variant="normal" fo:text-transform="none" fo:color="#1990b8" loext:opacity="100%" fo:letter-spacing="normal" fo:font-style="normal"/>
    </style:style>
    <style:style style:name="T12" style:family="text">
      <style:text-properties fo:font-variant="normal" fo:text-transform="none" fo:color="#1990b8" loext:opacity="100%" fo:letter-spacing="normal" fo:font-style="normal" officeooo:rsid="006eb1b5"/>
    </style:style>
    <style:style style:name="T13" style:family="text">
      <style:text-properties fo:font-variant="normal" fo:text-transform="none" fo:color="#c92c2c" loext:opacity="100%" fo:letter-spacing="normal" fo:font-style="normal"/>
    </style:style>
    <style:style style:name="T14" style:family="text">
      <style:text-properties fo:font-variant="normal" fo:text-transform="none" style:font-name="Arial" fo:font-size="18pt" fo:letter-spacing="normal" fo:font-style="normal" fo:background-color="#ffff00" loext:char-shading-value="0" style:font-size-asian="18pt" style:font-size-complex="18pt" loext:padding="0cm" loext:border="none"/>
    </style:style>
    <style:style style:name="T15" style:family="text">
      <style:text-properties fo:font-variant="normal" fo:text-transform="none" style:font-name="Arial" fo:font-size="18pt" fo:letter-spacing="normal" fo:font-style="normal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16" style:family="text">
      <style:text-properties fo:font-variant="normal" fo:text-transform="none" style:font-name="Arial" fo:font-size="18pt" fo:letter-spacing="normal" fo:font-style="normal" fo:font-weight="normal" fo:background-color="#ffff00" loext:char-shading-value="0" style:font-size-asian="18pt" style:font-size-complex="18pt" loext:padding="0cm" loext:border="none"/>
    </style:style>
    <style:style style:name="T17" style:family="text">
      <style:text-properties fo:font-variant="normal" fo:text-transform="none" style:font-name="Arial" fo:font-size="18pt" fo:letter-spacing="normal" fo:font-style="normal" fo:font-weight="normal" officeooo:rsid="00677d7c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18" style:family="text">
      <style:text-properties fo:font-variant="normal" fo:text-transform="none" fo:color="#273239" loext:opacity="100%" style:font-name="Consolas" fo:font-size="12pt" fo:letter-spacing="normal" fo:font-style="normal"/>
    </style:style>
    <style:style style:name="T19" style:family="text"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273239" loext:opacity="100%" style:font-name="Consolas" fo:font-size="12pt" fo:letter-spacing="normal" fo:font-style="normal" fo:font-weight="normal" officeooo:rsid="00258a22" style:font-name-asian="NSimSun1" style:font-size-asian="10pt" style:font-name-complex="Liberation Mono" style:font-size-complex="10pt"/>
    </style:style>
    <style:style style:name="T21" style:family="text">
      <style:text-properties fo:font-variant="normal" fo:text-transform="none" fo:color="#273239" loext:opacity="100%" style:font-name="Consolas" fo:font-size="12pt" fo:letter-spacing="normal" fo:font-style="normal" officeooo:rsid="00277e02"/>
    </style:style>
    <style:style style:name="T22" style:family="text">
      <style:text-properties fo:font-variant="normal" fo:text-transform="none" fo:color="#273239" loext:opacity="100%" fo:letter-spacing="normal" fo:font-style="normal"/>
    </style:style>
    <style:style style:name="T23" style:family="text">
      <style:text-properties fo:font-variant="normal" fo:text-transform="none" fo:color="#273239" loext:opacity="100%" fo:letter-spacing="normal" fo:font-style="normal" fo:font-weight="normal"/>
    </style:style>
    <style:style style:name="T24" style:family="text">
      <style:text-properties fo:font-variant="normal" fo:text-transform="none" fo:color="#273239" loext:opacity="100%" fo:letter-spacing="normal" fo:font-style="normal" fo:font-weight="normal" officeooo:rsid="00258a22" style:font-name-asian="NSimSun1" style:font-name-complex="Liberation Mono"/>
    </style:style>
    <style:style style:name="T25" style:family="text">
      <style:text-properties fo:font-variant="normal" fo:text-transform="none" fo:color="#273239" loext:opacity="100%" fo:letter-spacing="normal" fo:font-style="normal" officeooo:rsid="00277e02"/>
    </style:style>
    <style:style style:name="T26" style:family="text">
      <style:text-properties fo:font-variant="normal" fo:text-transform="none" fo:color="#273239" loext:opacity="100%" fo:font-size="12pt" fo:letter-spacing="normal" fo:font-style="normal"/>
    </style:style>
    <style:style style:name="T27" style:family="text">
      <style:text-properties fo:font-variant="normal" fo:text-transform="none" fo:color="#273239" loext:opacity="100%" fo:font-size="12pt" fo:letter-spacing="normal" fo:font-style="normal" fo:font-weight="normal"/>
    </style:style>
    <style:style style:name="T28" style:family="text">
      <style:text-properties fo:font-variant="normal" fo:text-transform="none" fo:color="#273239" loext:opacity="100%" fo:font-size="12pt" fo:letter-spacing="normal" fo:font-style="normal" fo:font-weight="normal" officeooo:rsid="00258a22" style:font-name-asian="NSimSun1" style:font-size-asian="10pt" style:font-name-complex="Liberation Mono" style:font-size-complex="10pt"/>
    </style:style>
    <style:style style:name="T29" style:family="text">
      <style:text-properties fo:font-variant="normal" fo:text-transform="none" fo:color="#273239" loext:opacity="100%" fo:font-size="12pt" fo:letter-spacing="normal" fo:font-style="normal" officeooo:rsid="00277e02"/>
    </style:style>
    <style:style style:name="T30" style:family="text">
      <style:text-properties fo:font-variant="normal" fo:text-transform="none" fo:font-size="18pt" fo:letter-spacing="normal" fo:font-style="normal" fo:background-color="#ffff00" loext:char-shading-value="0" style:font-size-asian="18pt" style:font-size-complex="18pt" loext:padding="0cm" loext:border="none"/>
    </style:style>
    <style:style style:name="T31" style:family="text">
      <style:text-properties fo:font-variant="normal" fo:text-transform="none" fo:font-size="18pt" fo:letter-spacing="normal" fo:font-style="normal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32" style:family="text">
      <style:text-properties fo:font-variant="normal" fo:text-transform="none" fo:font-size="18pt" fo:letter-spacing="normal" fo:font-style="normal" fo:font-weight="normal" fo:background-color="#ffff00" loext:char-shading-value="0" style:font-size-asian="18pt" style:font-size-complex="18pt" loext:padding="0cm" loext:border="none"/>
    </style:style>
    <style:style style:name="T33" style:family="text">
      <style:text-properties fo:font-variant="normal" fo:text-transform="none" fo:font-size="18pt" fo:letter-spacing="normal" fo:font-style="normal" fo:font-weight="normal" officeooo:rsid="00677d7c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34" style:family="text">
      <style:text-properties fo:font-variant="normal" fo:text-transform="none" style:font-name="Arial" fo:font-size="18pt" fo:letter-spacing="normal" fo:font-style="normal" fo:background-color="#ffff00" loext:char-shading-value="0" style:font-size-asian="18pt" style:font-size-complex="18pt" loext:padding="0cm" loext:border="none"/>
    </style:style>
    <style:style style:name="T35" style:family="text">
      <style:text-properties fo:font-variant="normal" fo:text-transform="none" style:font-name="Arial" fo:font-size="18pt" fo:letter-spacing="normal" fo:font-style="normal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36" style:family="text">
      <style:text-properties fo:font-variant="normal" fo:text-transform="none" style:font-name="Arial" fo:font-size="18pt" fo:letter-spacing="normal" fo:font-style="normal" fo:font-weight="normal" fo:background-color="#ffff00" loext:char-shading-value="0" style:font-size-asian="18pt" style:font-size-complex="18pt" loext:padding="0cm" loext:border="none"/>
    </style:style>
    <style:style style:name="T37" style:family="text">
      <style:text-properties fo:font-variant="normal" fo:text-transform="none" style:font-name="Arial" fo:font-size="18pt" fo:letter-spacing="normal" fo:font-style="normal" fo:font-weight="normal" officeooo:rsid="00677d7c" fo:background-color="#ffff00" loext:char-shading-value="0" style:font-name-asian="NSimSun1" style:font-size-asian="18pt" style:font-name-complex="Liberation Mono" style:font-size-complex="18pt" loext:padding="0cm" loext:border="none"/>
    </style:style>
    <style:style style:name="T38" style:family="text">
      <style:text-properties fo:font-variant="normal" fo:text-transform="none" style:font-name="Arial" fo:letter-spacing="normal" fo:font-style="normal" fo:background-color="#ffff00" loext:char-shading-value="0" loext:padding="0cm" loext:border="none"/>
    </style:style>
    <style:style style:name="T39" style:family="text">
      <style:text-properties fo:font-variant="normal" fo:text-transform="none" style:font-name="Arial" fo:letter-spacing="normal" fo:font-style="normal" fo:background-color="#ffff00" loext:char-shading-value="0" style:font-name-asian="NSimSun1" style:font-name-complex="Liberation Mono" loext:padding="0cm" loext:border="none"/>
    </style:style>
    <style:style style:name="T40" style:family="text">
      <style:text-properties fo:font-variant="normal" fo:text-transform="none" style:font-name="Arial" fo:letter-spacing="normal" fo:font-style="normal" fo:font-weight="normal" fo:background-color="#ffff00" loext:char-shading-value="0" loext:padding="0cm" loext:border="none"/>
    </style:style>
    <style:style style:name="T41" style:family="text">
      <style:text-properties fo:font-variant="normal" fo:text-transform="none" style:font-name="Arial" fo:letter-spacing="normal" fo:font-style="normal" fo:font-weight="normal" officeooo:rsid="00677d7c" fo:background-color="#ffff00" loext:char-shading-value="0" style:font-name-asian="NSimSun1" style:font-name-complex="Liberation Mono" loext:padding="0cm" loext:border="none"/>
    </style:style>
    <style:style style:name="T42" style:family="text">
      <style:text-properties fo:font-variant="normal" fo:text-transform="none" style:font-name="Arial" fo:font-size="14pt" fo:letter-spacing="normal" fo:font-style="normal" fo:background-color="#ffff00" loext:char-shading-value="0" style:font-size-asian="14pt" style:font-size-complex="14pt" loext:padding="0cm" loext:border="none"/>
    </style:style>
    <style:style style:name="T43" style:family="text">
      <style:text-properties fo:font-variant="normal" fo:text-transform="none" style:font-name="Arial" fo:font-size="14pt" fo:letter-spacing="normal" fo:font-style="normal" fo:background-color="#ffff00" loext:char-shading-value="0" style:font-name-asian="NSimSun1" style:font-size-asian="14pt" style:font-name-complex="Liberation Mono" style:font-size-complex="14pt" loext:padding="0cm" loext:border="none"/>
    </style:style>
    <style:style style:name="T44" style:family="text">
      <style:text-properties fo:font-variant="normal" fo:text-transform="none" style:font-name="Arial" fo:font-size="14pt" fo:letter-spacing="normal" fo:font-style="normal" fo:font-weight="normal" fo:background-color="#ffff00" loext:char-shading-value="0" style:font-size-asian="14pt" style:font-size-complex="14pt" loext:padding="0cm" loext:border="none"/>
    </style:style>
    <style:style style:name="T45" style:family="text">
      <style:text-properties fo:font-variant="normal" fo:text-transform="none" style:font-name="Arial" fo:font-size="14pt" fo:letter-spacing="normal" fo:font-style="normal" fo:font-weight="normal" officeooo:rsid="00677d7c" fo:background-color="#ffff00" loext:char-shading-value="0" style:font-name-asian="NSimSun1" style:font-size-asian="14pt" style:font-name-complex="Liberation Mono" style:font-size-complex="14pt" loext:padding="0cm" loext:border="none"/>
    </style:style>
    <style:style style:name="T46" style:family="text">
      <style:text-properties officeooo:rsid="0028a19f"/>
    </style:style>
    <style:style style:name="T47" style:family="text">
      <style:text-properties officeooo:rsid="002020b6"/>
    </style:style>
    <style:style style:name="T48" style:family="text">
      <style:text-properties officeooo:rsid="00187211"/>
    </style:style>
    <style:style style:name="T49" style:family="text">
      <style:text-properties officeooo:rsid="00150751"/>
    </style:style>
    <style:style style:name="T50" style:family="text">
      <style:text-properties officeooo:rsid="001b197d"/>
    </style:style>
    <style:style style:name="T51" style:family="text">
      <style:text-properties officeooo:rsid="001e362e"/>
    </style:style>
    <style:style style:name="T52" style:family="text">
      <style:text-properties officeooo:rsid="008680dc"/>
    </style:style>
    <style:style style:name="T53" style:family="text">
      <style:text-properties fo:font-style="normal"/>
    </style:style>
    <style:style style:name="T54" style:family="text">
      <style:text-properties fo:font-style="normal" fo:font-weight="normal"/>
    </style:style>
    <style:style style:name="T55" style:family="text">
      <style:text-properties fo:font-style="normal" fo:font-weight="normal" style:font-name-asian="NSimSun1" style:font-name-complex="Liberation Mono"/>
    </style:style>
    <style:style style:name="T56" style:family="text">
      <style:text-properties fo:font-style="normal" fo:font-weight="normal" officeooo:rsid="00258a22" style:font-name-asian="NSimSun1" style:font-name-complex="Liberation Mono"/>
    </style:style>
    <style:style style:name="T57" style:family="text">
      <style:text-properties fo:font-style="normal" fo:font-weight="normal" officeooo:rsid="00277e02" style:font-name-asian="NSimSun1" style:font-name-complex="Liberation Mono"/>
    </style:style>
    <style:style style:name="T58" style:family="text">
      <style:text-properties fo:font-style="normal" fo:font-weight="normal" officeooo:rsid="00277e02"/>
    </style:style>
    <style:style style:name="T59" style:family="text">
      <style:text-properties fo:font-style="normal" style:text-underline-style="none" fo:font-weight="normal" officeooo:rsid="001b197d" style:font-weight-asian="normal" style:font-weight-complex="normal"/>
    </style:style>
    <style:style style:name="T60" style:family="text">
      <style:text-properties fo:font-style="normal" officeooo:rsid="00277e02"/>
    </style:style>
    <style:style style:name="T61" style:family="text">
      <style:text-properties style:font-name="Consolas" fo:font-size="12pt" fo:font-style="normal"/>
    </style:style>
    <style:style style:name="T62" style:family="text">
      <style:text-properties style:font-name="Consolas" fo:font-size="12pt" fo:font-style="normal" fo:font-weight="normal"/>
    </style:style>
    <style:style style:name="T63" style:family="text">
      <style:text-properties style:font-name="Consolas" fo:font-size="12pt" fo:font-style="normal" fo:font-weight="normal" style:font-name-asian="NSimSun1" style:font-size-asian="10pt" style:font-name-complex="Liberation Mono" style:font-size-complex="10pt"/>
    </style:style>
    <style:style style:name="T64" style:family="text">
      <style:text-properties style:font-name="Consolas" fo:font-size="12pt" fo:font-style="normal" fo:font-weight="normal" officeooo:rsid="00258a22" style:font-name-asian="NSimSun1" style:font-size-asian="10pt" style:font-name-complex="Liberation Mono" style:font-size-complex="10pt"/>
    </style:style>
    <style:style style:name="T65" style:family="text">
      <style:text-properties style:font-name="Consolas" fo:font-size="12pt" fo:font-style="normal" fo:font-weight="normal" officeooo:rsid="00277e02" style:font-name-asian="NSimSun1" style:font-size-asian="10pt" style:font-name-complex="Liberation Mono" style:font-size-complex="10pt"/>
    </style:style>
    <style:style style:name="T66" style:family="text">
      <style:text-properties style:font-name="Consolas" fo:font-size="12pt" fo:font-style="normal" fo:font-weight="normal" officeooo:rsid="00277e02"/>
    </style:style>
    <style:style style:name="T67" style:family="text">
      <style:text-properties style:font-name="Consolas" fo:font-size="12pt" fo:font-style="normal" officeooo:rsid="00277e02"/>
    </style:style>
    <style:style style:name="T68" style:family="text">
      <style:text-properties style:font-name="Consolas" fo:font-size="12pt" fo:language="zxx" fo:country="none" fo:font-style="normal" fo:font-weight="normal" officeooo:rsid="00258a22" style:font-name-asian="NSimSun1" style:font-size-asian="10pt" style:language-asian="zxx" style:country-asian="none" style:font-name-complex="Liberation Mono" style:font-size-complex="10pt" style:language-complex="zxx" style:country-complex="none"/>
    </style:style>
    <style:style style:name="T69" style:family="text">
      <style:text-properties style:font-name="Consolas" fo:font-size="12pt" fo:language="zxx" fo:country="none" fo:font-style="normal" fo:font-weight="normal" style:language-asian="zxx" style:country-asian="none" style:language-complex="zxx" style:country-complex="none"/>
    </style:style>
    <style:style style:name="T70" style:family="text">
      <style:text-properties fo:font-size="12pt" fo:font-style="normal"/>
    </style:style>
    <style:style style:name="T71" style:family="text">
      <style:text-properties fo:font-size="12pt" fo:font-style="normal" fo:font-weight="normal"/>
    </style:style>
    <style:style style:name="T72" style:family="text">
      <style:text-properties fo:font-size="12pt" fo:font-style="normal" fo:font-weight="normal" style:font-name-asian="NSimSun1" style:font-size-asian="10pt" style:font-name-complex="Liberation Mono" style:font-size-complex="10pt"/>
    </style:style>
    <style:style style:name="T73" style:family="text">
      <style:text-properties fo:font-size="12pt" fo:font-style="normal" fo:font-weight="normal" officeooo:rsid="00258a22" style:font-name-asian="NSimSun1" style:font-size-asian="10pt" style:font-name-complex="Liberation Mono" style:font-size-complex="10pt"/>
    </style:style>
    <style:style style:name="T74" style:family="text">
      <style:text-properties fo:font-size="12pt" fo:font-style="normal" fo:font-weight="normal" officeooo:rsid="00277e02" style:font-name-asian="NSimSun1" style:font-size-asian="10pt" style:font-name-complex="Liberation Mono" style:font-size-complex="10pt"/>
    </style:style>
    <style:style style:name="T75" style:family="text">
      <style:text-properties fo:font-size="12pt" fo:font-style="normal" fo:font-weight="normal" officeooo:rsid="00277e02"/>
    </style:style>
    <style:style style:name="T76" style:family="text">
      <style:text-properties fo:font-size="12pt" fo:font-style="normal" officeooo:rsid="00277e02"/>
    </style:style>
    <style:style style:name="T77" style:family="text">
      <style:text-properties fo:font-size="12pt" fo:language="zxx" fo:country="none" fo:font-style="normal" fo:font-weight="normal" officeooo:rsid="00258a22" style:font-name-asian="NSimSun1" style:font-size-asian="10pt" style:language-asian="zxx" style:country-asian="none" style:font-name-complex="Liberation Mono" style:font-size-complex="10pt" style:language-complex="zxx" style:country-complex="none"/>
    </style:style>
    <style:style style:name="T78" style:family="text">
      <style:text-properties fo:font-size="12pt" fo:language="zxx" fo:country="none" fo:font-style="normal" fo:font-weight="normal" style:language-asian="zxx" style:country-asian="none" style:language-complex="zxx" style:country-complex="none"/>
    </style:style>
    <style:style style:name="T79" style:family="text">
      <style:text-properties fo:language="zxx" fo:country="none" fo:font-style="normal" fo:font-weight="normal" officeooo:rsid="00258a22" style:font-name-asian="NSimSun1" style:language-asian="zxx" style:country-asian="none" style:font-name-complex="Liberation Mono" style:language-complex="zxx" style:country-complex="none"/>
    </style:style>
    <style:style style:name="T80" style:family="text">
      <style:text-properties fo:language="zxx" fo:country="none" fo:font-style="normal" fo:font-weight="normal" style:language-asian="zxx" style:country-asian="none" style:language-complex="zxx" style:country-complex="none"/>
    </style:style>
    <style:style style:name="T81" style:family="text">
      <style:text-properties style:font-name="Arial" fo:font-size="18pt" fo:font-style="normal" style:text-underline-style="none" fo:font-weight="normal" officeooo:rsid="001b197d" style:font-size-asian="18pt" style:font-weight-asian="normal" style:font-size-complex="18pt" style:font-weight-complex="normal"/>
    </style:style>
    <style:style style:name="T82" style:family="text">
      <style:text-properties fo:font-size="18pt" fo:font-style="normal" style:text-underline-style="none" fo:font-weight="normal" officeooo:rsid="001b197d" style:font-size-asian="18pt" style:font-weight-asian="normal" style:font-size-complex="18pt" style:font-weight-complex="normal"/>
    </style:style>
    <style:style style:name="T83" style:family="text">
      <style:text-properties officeooo:rsid="0027a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ngoDB Exercises <text:span text:style-name="T51">with solutions – </text:span><text:span text:style-name="T83">DAY 1</text:span></text:p>
      <text:p text:style-name="P15">1. Create a database and create a collection.</text:p>
      <text:p text:style-name="P22">Use library and db.createCollection(‘’books’)</text:p>
      <text:p text:style-name="P16"/>
      <text:p text:style-name="P16">a) <text:span text:style-name="T1">C</text:span>reate a capped collection.</text:p>
      <text:p text:style-name="P23">db.createCollection('authors',{capped:true, size:100000})</text:p>
      <text:p text:style-name="P23"/>
      <text:p text:style-name="P16">b) <text:span text:style-name="T2">C</text:span>onvert a non-capped collection to a capped collection.</text:p>
      <text:p text:style-name="P23">db.runCommand({"convertToCapped":"books",size:10000000})</text:p>
      <text:p text:style-name="P23"/>
      <text:p text:style-name="P21">Converting capped collection into non-capped</text:p>
      <text:p text:style-name="P1"><text:span text:style-name="Source_20_Text"><text:span text:style-name="T42">db.runCommand( { renameCollection: "</text:span></text:span><text:span text:style-name="Source_20_Text"><text:span text:style-name="T43">library</text:span></text:span><text:span text:style-name="Source_20_Text"><text:span text:style-name="T42">.</text:span></text:span><text:span text:style-name="Source_20_Text"><text:span text:style-name="T43">books</text:span></text:span><text:span text:style-name="Source_20_Text"><text:span text:style-name="T42">", to: "</text:span></text:span><text:span text:style-name="Source_20_Text"><text:span text:style-name="T43">library</text:span></text:span><text:span text:style-name="Source_20_Text"><text:span text:style-name="T42">.oldcapped" } )</text:span></text:span></text:p>
      <text:p text:style-name="P2"><text:span text:style-name="Source_20_Text"><text:span text:style-name="T44">use </text:span></text:span><text:span text:style-name="Source_20_Text"><text:span text:style-name="T45">library</text:span></text:span></text:p>
      <text:p text:style-name="P3"><text:span text:style-name="Source_20_Text"><text:span text:style-name="T44">db.oldcapped.copyTo("</text:span></text:span><text:span text:style-name="Source_20_Text"><text:span text:style-name="T45">books</text:span></text:span><text:span text:style-name="Source_20_Text"><text:span text:style-name="T44">")</text:span></text:span></text:p>
      <text:p text:style-name="P24"/>
      <text:p text:style-name="P15">2. Insert few documents into the collection with different <text:span text:style-name="T46">fields</text:span>.</text:p>
      <text:p text:style-name="P15">a) Use both insertOne() and insertMany().</text:p>
      <text:p text:style-name="P25">InsertOne is not compatible, instead we can use insert</text:p>
      <text:p text:style-name="P25"><text:s/>db.students.insert({studentId:1,name:"Vijay",Qualification:"BCA"})</text:p>
      <text:p text:style-name="P27">insertMany has been used in the below question.</text:p>
      <text:p text:style-name="P26"><text:span text:style-name="T52">Insert operation will create collection if not exist.</text:span></text:p>
      <text:p text:style-name="P26"/>
      <text:p text:style-name="P15"><text:soft-page-break/>b) Simulate the different data types during insertion.</text:p>
      <text:p text:style-name="P25">db.books.insert({bookId:1,title:"MongoDB",price:1234.567})</text:p>
      <text:p text:style-name="P25"/>
      <text:p text:style-name="P15">3. Update a single document using updateOne() and findOneAndUpdate().</text:p>
      <text:p text:style-name="P38"/>
      <text:p text:style-name="P9"><text:span text:style-name="T4">db.products.insertMany([ { "_id"</text:span><text:span text:style-name="T3"> </text:span><text:span text:style-name="T4">: 1, "name"</text:span><text:span text:style-name="T3"> </text:span><text:span text:style-name="T4">: "xPhone", "price"</text:span><text:span text:style-name="T3"> </text:span><text:span text:style-name="T4">: 799, "releaseDate": ISODate("2011-05-14"), "spec"</text:span><text:span text:style-name="T3"> </text:span><text:span text:style-name="T4">: { "ram"</text:span><text:span text:style-name="T3"> </text:span><text:span text:style-name="T4">: 4, "screen"</text:span><text:span text:style-name="T3"> </text:span><text:span text:style-name="T4">: 6.5, "cpu"</text:span><text:span text:style-name="T3"> </text:span><text:span text:style-name="T4">: 2.66</text:span><text:span text:style-name="T3"> </text:span><text:span text:style-name="T4">},"color":["white","black"],"storage":[64,128,256]}, { "_id"</text:span><text:span text:style-name="T3"> </text:span><text:span text:style-name="T4">: 2, "name"</text:span><text:span text:style-name="T3"> </text:span><text:span text:style-name="T4">: "xTablet", "price"</text:span><text:span text:style-name="T3"> </text:span><text:span text:style-name="T4">: 899, "releaseDate": ISODate("2011-09-01") , "spec"</text:span><text:span text:style-name="T3"> </text:span><text:span text:style-name="T4">: { "ram"</text:span><text:span text:style-name="T3"> </text:span><text:span text:style-name="T4">: 16, "screen"</text:span><text:span text:style-name="T3"> </text:span><text:span text:style-name="T4">: 9.5, "cpu"</text:span><text:span text:style-name="T3"> </text:span><text:span text:style-name="T4">: 3.66</text:span><text:span text:style-name="T3"> </text:span><text:span text:style-name="T4">},"color":["white","black","purple"],"storage":[128,256,512]}, { "_id"</text:span><text:span text:style-name="T3"> </text:span><text:span text:style-name="T4">: 3, "name"</text:span><text:span text:style-name="T3"> </text:span><text:span text:style-name="T4">: "SmartTablet", "price"</text:span><text:span text:style-name="T3"> </text:span><text:span text:style-name="T4">: 899, "releaseDate": ISODate("2015-01-14"), "spec"</text:span><text:span text:style-name="T3"> </text:span><text:span text:style-name="T4">: { "ram"</text:span><text:span text:style-name="T3"> </text:span><text:span text:style-name="T4">: 12, "screen"</text:span><text:span text:style-name="T3"> </text:span><text:span text:style-name="T4">: 9.7, "cpu"</text:span><text:span text:style-name="T3"> </text:span><text:span text:style-name="T4">: 3.66</text:span><text:span text:style-name="T3"> </text:span><text:span text:style-name="T4">},"color":["blue"],"storage":[16,64,128]}, { "_id"</text:span><text:span text:style-name="T3"> </text:span><text:span text:style-name="T4">: 4, "name"</text:span><text:span text:style-name="T3"> </text:span><text:span text:style-name="T4">: "SmartPad", "price"</text:span><text:span text:style-name="T3"> </text:span><text:span text:style-name="T4">: 699, "releaseDate": ISODate("2020-05-14"),"spec"</text:span><text:span text:style-name="T3"> </text:span><text:span text:style-name="T4">: { "ram"</text:span><text:span text:style-name="T3"> </text:span><text:span text:style-name="T4">: 8, "screen"</text:span><text:span text:style-name="T3"> </text:span><text:span text:style-name="T4">: 9.7, "cpu"</text:span><text:span text:style-name="T3"> </text:span><text:span text:style-name="T4">: 1.66</text:span><text:span text:style-name="T3"> </text:span><text:span text:style-name="T4">},"color":["white","orange","gold","gray"],"storage":[128,256,1024]}, { "_id"</text:span><text:span text:style-name="T3"> </text:span><text:span text:style-name="T4">: 5, "name"</text:span><text:span text:style-name="T3"> </text:span><text:span text:style-name="T4">: "SmartPhone", "price"</text:span><text:span text:style-name="T3"> </text:span><text:span text:style-name="T4">: 599,"releaseDate": ISODate("2022-09-14"), "spec"</text:span><text:span text:style-name="T3"> </text:span><text:span text:style-name="T4">: { "ram"</text:span><text:span text:style-name="T3"> </text:span><text:span text:style-name="T4">: 4, "screen"</text:span><text:span text:style-name="T3"> </text:span><text:span text:style-name="T4">: 5.7, "cpu"</text:span><text:span text:style-name="T3"> </text:span><text:span text:style-name="T4">: 1.66</text:span><text:span text:style-name="T3"> </text:span><text:span text:style-name="T4">},"color":["white","orange","gold","gray"],"storage":[128,256]} ])</text:span> </text:p>
      <text:p text:style-name="P9"/>
      <text:p text:style-name="P9"/>
      <text:p text:style-name="P9"/>
      <text:p text:style-name="P13"><text:soft-page-break/>Query:</text:p>
      <text:p text:style-name="P9"><text:span text:style-name="T4">db.products.updateOne({ _id: 1</text:span><text:span text:style-name="T3"> </text:span><text:span text:style-name="T4">}, { $set: { price: 899</text:span><text:span text:style-name="T3"> </text:span><text:span text:style-name="T4">} })</text:span> </text:p>
      <text:p text:style-name="P9">db.products.findOneAndUpdate({ _id: 1 }, {$set:{ "price": 8999} });</text:p>
      <text:p text:style-name="P9"/>
      <text:p text:style-name="P12">Output:</text:p>
      <text:p text:style-name="P10"><text:span text:style-name="T4">{ "_id"</text:span><text:span text:style-name="T3"> </text:span><text:span text:style-name="T4">: 1, "name"</text:span><text:span text:style-name="T3"> </text:span><text:span text:style-name="T4">: "xPhone", "price"</text:span><text:span text:style-name="T3"> </text:span><text:span text:style-name="T4">: 899</text:span><text:span text:style-name="T5">9</text:span><text:span text:style-name="T3"> </text:span><text:span text:style-name="T4">}</text:span> </text:p>
      <text:p text:style-name="P10"/>
      <text:p text:style-name="P15">4. Update mul<text:span text:style-name="T47">ti</text:span>ple documents using both update() and updateMany().</text:p>
      <text:p text:style-name="P28"/>
      <text:p text:style-name="P28">Similar to the update()</text:p>
      <text:p text:style-name="P11"><text:span text:style-name="T4">db.products.updateMany( { price: 899}, { $set: { price: 895</text:span><text:span text:style-name="T3"> </text:span><text:span text:style-name="T4">}} )</text:span> </text:p>
      <text:p text:style-name="P29"/>
      <text:p text:style-name="P15">5. Delete documents using remove().</text:p>
      <text:p text:style-name="P31">remove({})</text:p>
      <text:p text:style-name="P15"/>
      <text:p text:style-name="P15">6. Drop a collection.</text:p>
      <text:p text:style-name="P32">db.authors.drop()</text:p>
      <text:p text:style-name="P32"/>
      <text:p text:style-name="P32"/>
      <text:p text:style-name="P15">7. Drop a database</text:p>
      <text:p text:style-name="P32">db.dropDatabase()</text:p>
      <text:p text:style-name="P29">{ "dropped" : "library", "ok" : 1 }</text:p>
      <text:p text:style-name="P29"/>
      <text:p text:style-name="P15"><text:soft-page-break/>8. Simulate one-to-one embedded relationship <text:span text:style-name="T48">with sufficient fields</text:span>.</text:p>
      <text:p text:style-name="P17">a) Student – Address</text:p>
      <text:p text:style-name="P33">student=<text:span text:style-name="T8">{“id”:1,“</text:span><text:span text:style-name="T9">N</text:span><text:span text:style-name="T8">ame”:”Vijay”,”</text:span><text:span text:style-name="T9">address</text:span><text:span text:style-name="T8">”:</text:span><text:span text:style-name="T9">{“DoorNo”:6,“street”:”Vivekanandar street”</text:span><text:span text:style-name="T8"> }}</text:span></text:p>
      <text:p text:style-name="P35"/>
      <text:p text:style-name="P17">b) Book – Author</text:p>
      <text:p text:style-name="P34"><text:span text:style-name="T8">book={“id”:1,“title”:”MongoDB”,”author”:{“Fname”:”Vijay”, “Lname”:”Srinivasan”}}</text:span></text:p>
      <text:p text:style-name="P34"><text:span text:style-name="T8"/></text:p>
      <text:p text:style-name="P18">9.<text:span text:style-name="T49">Simulate one-to-</text:span>many<text:span text:style-name="T49"> relationship in both embedded and linked references with sufficient fields.</text:span></text:p>
      <text:p text:style-name="P36">a) Book – Author</text:p>
      <text:p text:style-name="P36"/>
      <text:p text:style-name="P4"><text:span text:style-name="T54">{</text:span><text:span text:style-name="T56">Author</text:span><text:span text:style-name="T54">Name: </text:span><text:span text:style-name="T56">Vijay</text:span><text:span text:style-name="T54">, </text:span><text:span text:style-name="T56">Book</text:span><text:span text:style-name="T54">Id: </text:span><text:span text:style-name="T56">1</text:span><text:span text:style-name="T54">,</text:span><text:span text:style-name="T56">Title</text:span><text:span text:style-name="T54">:</text:span><text:span text:style-name="T56">MongoDB</text:span><text:span text:style-name="T54">}</text:span></text:p>
      <text:p text:style-name="P4"><text:span text:style-name="T54">{</text:span><text:span text:style-name="T79">Author</text:span><text:span text:style-name="T80">Name:</text:span><text:span text:style-name="T79">Vijay</text:span><text:span text:style-name="T54">,PermanentAddress:XXXXXXX,City:</text:span><text:span text:style-name="T56">Chennai</text:span><text:span text:style-name="T54">,PinCode:</text:span><text:span text:style-name="T56">600001</text:span><text:span text:style-name="T54">}</text:span></text:p>
      <text:p text:style-name="P5"><text:span text:style-name="T54">{</text:span><text:span text:style-name="T56">Author</text:span><text:span text:style-name="T54">Name:</text:span><text:span text:style-name="T56">Vijay</text:span><text:span text:style-name="T54">,</text:span><text:span text:style-name="T56">Current</text:span><text:span text:style-name="T54">Address:XXXXXXX,City:</text:span><text:span text:style-name="T56">Kanchipuram</text:span><text:span text:style-name="T54">,PinCode:</text:span><text:span text:style-name="T56">600122</text:span><text:span text:style-name="T54">}</text:span></text:p>
      <text:p text:style-name="P40"><text:span text:style-name="T22">One-Many in Embedded document</text:span></text:p>
      <text:p text:style-name="P41"><text:span text:style-name="T23">{</text:span><text:span text:style-name="T24">Author</text:span><text:span text:style-name="T23">Name: </text:span><text:span text:style-name="T24">Vijay</text:span><text:span text:style-name="T23">, </text:span><text:span text:style-name="T24">Book</text:span><text:span text:style-name="T23">Id: </text:span><text:span text:style-name="T24">1</text:span><text:span text:style-name="T23">,</text:span><text:span text:style-name="T24">Title</text:span><text:span text:style-name="T23">:</text:span><text:span text:style-name="T24">MongoDB,</text:span></text:p>
      <text:p text:style-name="P41"><text:span text:style-name="T24">Address:[{AuthorName:Vijay,PermanentAddress: XXXXXXX,City: Chennai,PinCode:600001},{AuthorName:Vijay,CurrentAddress:XXXXXXX,City:Kanchipuram,PinCode:600122}]</text:span><text:line-break/></text:p>
      <text:p text:style-name="P40"><text:soft-page-break/><text:span text:style-name="T25"/></text:p>
      <text:p text:style-name="P6"><text:span text:style-name="T54">{</text:span><text:span text:style-name="T57">author</text:span><text:span text:style-name="T54">Name: </text:span><text:span text:style-name="T57">Silpa</text:span><text:span text:style-name="T54">,</text:span><text:span text:style-name="T57">author</text:span><text:span text:style-name="T54">Id: 1209}</text:span></text:p>
      <text:p text:style-name="P7"><text:span text:style-name="T54">{</text:span><text:span text:style-name="T57">author</text:span><text:span text:style-name="T54">Id:1209,</text:span><text:span text:style-name="T57">bookName</text:span><text:span text:style-name="T54">: </text:span><text:span text:style-name="T57">MongoDB</text:span><text:span text:style-name="T54">,</text:span><text:span text:style-name="T57">bookId</text:span><text:span text:style-name="T54">:123,</text:span><text:span text:style-name="T57">title</text:span><text:span text:style-name="T54">: "</text:span><text:span text:style-name="T57">CS</text:span><text:span text:style-name="T54">"}</text:span></text:p>
      <text:p text:style-name="P7"><text:span text:style-name="T54">{</text:span><text:span text:style-name="T57">author</text:span><text:span text:style-name="T54">Id:</text:span><text:span text:style-name="T59">1209</text:span><text:span text:style-name="T54">,</text:span><text:span text:style-name="T57">bookName</text:span><text:span text:style-name="T54">: </text:span><text:span text:style-name="T57">OrientDB</text:span><text:span text:style-name="T54">,</text:span><text:span text:style-name="T57">bookId</text:span><text:span text:style-name="T54">:12</text:span><text:span text:style-name="T58">4</text:span><text:span text:style-name="T54">,</text:span><text:span text:style-name="T57">title</text:span><text:span text:style-name="T54">: "</text:span><text:span text:style-name="T57">CS</text:span><text:span text:style-name="T54">"}</text:span></text:p>
      <text:p text:style-name="P39"><text:span text:style-name="T53">One-Many in document </text:span><text:span text:style-name="T60">reference</text:span></text:p>
      <text:p text:style-name="P8"><text:span text:style-name="T54">{ <text:s/></text:span><text:span text:style-name="T55">author</text:span><text:span text:style-name="T54">Name: </text:span><text:span text:style-name="T55">Silpa</text:span><text:span text:style-name="T54">,</text:span><text:span text:style-name="T55">author</text:span><text:span text:style-name="T54">Id: 1209, bookIds:[123,124]}</text:span><text:span text:style-name="T59"> </text:span></text:p>
      <text:p text:style-name="P42"/>
      <text:p text:style-name="P36">c) <text:span text:style-name="T50">User – Account</text:span></text:p>
      <text:p text:style-name="P36">&gt; db.user.find().pretty()</text:p>
      <text:p text:style-name="P36"><text:tab/>{</text:p>
      <text:p text:style-name="P36"><text:s text:c="8"/><text:tab/>"_id" : ObjectId("61a5d6a877408c0ef2d2eb5f"),</text:p>
      <text:p text:style-name="P36"><text:s text:c="9"/><text:tab/>name:"Vijay</text:p>
      <text:p text:style-name="P36"><text:s text:c="9"/><text:tab/>email:"vijay@gmail.com",</text:p>
      <text:p text:style-name="P36"><text:s text:c="5"/><text:tab/>account:[</text:p>
      <text:p text:style-name="P36"><text:tab/>{userName:"VJ",age:25,type:"Personal"},</text:p>
      <text:p text:style-name="P36"><text:tab/>{userName:"Vjay",age:24,type:"Business"}]}</text:p>
      <text:p text:style-name="P19">10.<text:span text:style-name="T2">Use limit() and skip() to display book list on querying a book collection.</text:span></text:p>
      <text:p text:style-name="P37"><text:span text:style-name="T6">db</text:span><text:span text:style-name="T10">.</text:span><text:span text:style-name="T7">students</text:span><text:span text:style-name="T10">.</text:span><text:span text:style-name="T6">find</text:span><text:span text:style-name="T10">().</text:span><text:span text:style-name="T11">limit</text:span><text:span text:style-name="T10">(</text:span><text:span text:style-name="T13">2</text:span><text:span text:style-name="T10">).</text:span><text:span text:style-name="T6">pretty</text:span><text:span text:style-name="T10">();</text:span> </text:p>
      <text:p text:style-name="P37"><text:span text:style-name="T6">db</text:span><text:span text:style-name="T10">.</text:span><text:span text:style-name="T7">students</text:span><text:span text:style-name="T10">.</text:span><text:span text:style-name="T6">find</text:span><text:span text:style-name="T10">().</text:span><text:span text:style-name="T12">skip</text:span><text:span text:style-name="T10">(</text:span><text:span text:style-name="T13">2</text:span><text:span text:style-name="T10">).</text:span><text:span text:style-name="T6">pretty</text:span><text:span text:style-name="T10">();</text:span> </text:p>
      <text:p text:style-name="P20"/>
      <text:p text:style-name="P20">1<text:span text:style-name="T2">1</text:span>.Display only the list of student id and names from the student collection.</text:p>
      <text:p text:style-name="P30">db.students.find({},{studentId:1,name:1})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6:19:09.021000000</meta:creation-date>
    <dc:date>2021-12-02T19:36:01.043000000</dc:date>
    <meta:editing-duration>PT1H54M19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68" meta:word-count="429" meta:character-count="4069" meta:non-whitespace-character-count="3655"/>
  </office:meta>
</office:document-meta>
</file>